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text-position="0% 100%"/>
    </style:style>
    <style:style style:name="P3" style:family="paragraph" style:parent-style-name="Standard" style:list-style-name="L2">
      <style:text-properties style:text-position="0% 100%"/>
    </style:style>
    <style:style style:name="P4" style:family="paragraph" style:parent-style-name="Standard" style:list-style-name="L3">
      <style:text-properties style:text-position="0% 100%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background-color="#c0c0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ical Operations</text:p>
      <text:p text:style-name="Standard"/>
      <text:p text:style-name="Standard"><text:tab/>AND OR and NOT</text:p>
      <text:p text:style-name="Standard"><text:tab/><text:tab/>bitwise operations</text:p>
      <text:p text:style-name="Standard"><text:tab/><text:tab/></text:p>
      <text:p text:style-name="Standard"/>
      <text:p text:style-name="Standard"><text:tab/><text:tab/><text:tab/>AND $t0, $s1, $s2<text:tab/> <text:tab/>if s1 and s2 are both on then t0 is on</text:p>
      <text:p text:style-name="Standard"><text:tab/><text:tab/><text:tab/>OR <text:s text:c="3"/>$t0, $s1, $s2<text:tab/><text:tab/>if s1 or s2 are on then t0 is on</text:p>
      <text:p text:style-name="Standard"/>
      <text:p text:style-name="Standard">Instead of a NOT instruction we have a NOR instruction (otherwise known as a NOT OR instruction)</text:p>
      <text:p text:style-name="Standard"/>
      <text:p text:style-name="Standard">ex:<text:tab/>Want to do NOT $s1</text:p>
      <text:p text:style-name="Standard"><text:tab/><text:tab/>$s1 01010101</text:p>
      <text:p text:style-name="Standard"><text:tab/><text:tab/><text:tab/>NOR $t0, $s1, $zero</text:p>
      <text:p text:style-name="Standard"/>
      <text:p text:style-name="Standard"><text:tab/><text:tab/><text:tab/><text:tab/><text:tab/><text:tab/><text:tab/>$s1<text:tab/>01010101</text:p>
      <text:p text:style-name="Standard"><text:tab/><text:tab/><text:tab/><text:tab/><text:tab/><text:tab/><text:span text:style-name="T1"><text:tab/>$zero <text:s text:c="2"/>00000000</text:span></text:p>
      <text:p text:style-name="Standard"><text:tab/><text:tab/><text:tab/><text:tab/><text:tab/><text:tab/>OR<text:tab/><text:tab/>01010101</text:p>
      <text:p text:style-name="Standard"><text:tab/><text:tab/><text:tab/><text:tab/><text:tab/><text:tab/>NOR<text:tab/><text:tab/>10101010</text:p>
      <text:p text:style-name="Standard"/>
      <text:p text:style-name="Standard">If you take a register and OR it with $zero, you will get the same register back.</text:p>
      <text:p text:style-name="Standard"/>
      <text:p text:style-name="Standard">Is there a NOT pseudo instruction?</text:p>
      <text:p text:style-name="Standard"><text:tab/></text:p>
      <text:p text:style-name="Standard"/>
      <text:p text:style-name="Standard">Started with 32 registers ($0-$31), after special purposing a $zero register we have 31 ($1, $31).</text:p>
      <text:p text:style-name="Standard"/>
      <text:list xml:id="list726374962" text:style-name="L1">
        <text:list-item>
          <text:p text:style-name="P1">Arithmetic</text:p>
        </text:list-item>
        <text:list-item>
          <text:p text:style-name="P1">Data Transfer</text:p>
        </text:list-item>
        <text:list-item>
          <text:p text:style-name="P1">Logical</text:p>
        </text:list-item>
        <text:list-item>
          <text:p text:style-name="P1">Conditional</text:p>
        </text:list-item>
        <text:list-item>
          <text:p text:style-name="P1">Loop</text:p>
        </text:list-item>
      </text:list>
      <text:p text:style-name="Standard"/>
      <text:p text:style-name="Standard"><text:tab/>2:<text:tab/>CONDITIONAL</text:p>
      <text:p text:style-name="Standard"><text:tab/><text:tab/><text:tab/>If(B) D<text:span text:style-name="T2">1</text:span></text:p>
      <text:p text:style-name="Standard"><text:span text:style-name="T3"><text:tab/><text:tab/>________________________</text:span></text:p>
      <text:p text:style-name="P2"><text:tab/><text:tab/> <text:s text:c="6"/>assembly</text:p>
      <text:p text:style-name="P2"><text:tab/><text:tab/> <text:s text:c="7"/>“2” real</text:p>
      <text:p text:style-name="P2"/>
      <text:p text:style-name="P2"><text:tab/>beq<text:tab/>regop#1, regop#2, brAddr</text:p>
      <text:p text:style-name="P2"><text:tab/><text:tab/>if(c(r1) == c(r2))</text:p>
      <text:p text:style-name="P2"><text:tab/><text:tab/><text:tab/>goto brAddr</text:p>
      <text:p text:style-name="P2"/>
      <text:p text:style-name="P2"><text:tab/><text:tab/>if (a &lt; 0)</text:p>
      <text:p text:style-name="P2"><text:tab/><text:tab/><text:tab/>label:<text:tab/>add $t0, $s1, $s2</text:p>
      <text:p text:style-name="P2"><text:tab/><text:tab/><text:tab/> <text:s/>^<text:tab/><text:tab/>^</text:p>
      <text:p text:style-name="P2"><text:tab/><text:tab/><text:tab/>label<text:tab/> <text:s text:c="4"/>instruction</text:p>
      <text:p text:style-name="P2"><text:soft-page-break/><text:tab/><text:tab/><text:tab/>'a' is a variable name, which is a symbolic representation of a memory location.</text:p>
      <text:p text:style-name="P2"/>
      <text:p text:style-name="P2"><text:tab/>bne regop#1, regop#2, brAddr</text:p>
      <text:p text:style-name="P2"><text:tab/><text:tab/>if(c(r1) != c(r2))</text:p>
      <text:p text:style-name="P2"><text:tab/><text:tab/><text:tab/>goto brAddr</text:p>
      <text:p text:style-name="P2"/>
      <text:p text:style-name="P2"><text:tab/>if(i == j)</text:p>
      <text:p text:style-name="P2"><text:tab/><text:tab/>f = g+h;</text:p>
      <text:p text:style-name="P2"><text:tab/>else</text:p>
      <text:p text:style-name="P2"><text:tab/><text:tab/>f = g-h;</text:p>
      <text:p text:style-name="P2"><text:tab/><text:tab/><text:tab/><text:tab/>beq $s3, $s4, if j else</text:p>
      <text:p text:style-name="P2"><text:tab/><text:tab/><text:tab/><text:tab/>if: add $s0, $s1, $s2</text:p>
      <text:p text:style-name="P2"><text:tab/><text:tab/><text:tab/><text:tab/><text:tab/>j endif</text:p>
      <text:p text:style-name="P2"><text:tab/><text:tab/><text:tab/><text:tab/>else:<text:tab/>sub $s0, $s1, $s2</text:p>
      <text:p text:style-name="P2"><text:tab/><text:tab/><text:tab/><text:tab/><text:tab/>endif</text:p>
      <text:p text:style-name="P2"/>
      <text:p text:style-name="P2">Give me the shortest assembly language sequence to complete the following:</text:p>
      <text:p text:style-name="P2"><text:tab/>if(i = j) h = i + j;</text:p>
      <text:p text:style-name="P2"/>
      <text:p text:style-name="P2"><text:tab/><text:tab/>bne $s3, $s4, label</text:p>
      <text:p text:style-name="P2"><text:tab/><text:tab/>add $s0, $s3, $s4 <text:tab/>#n = i + j</text:p>
      <text:p text:style-name="P2"><text:tab/><text:tab/>label:</text:p>
      <text:p text:style-name="P2"/>
      <text:p text:style-name="P2"><text:tab/>if(i != j)h = i + j</text:p>
      <text:p text:style-name="P2"><text:tab/><text:tab/>else<text:tab/>h = i + j<text:tab/>→<text:tab/>beq $s3, $s4, label1</text:p>
      <text:p text:style-name="P2"><text:tab/><text:tab/><text:tab/><text:tab/><text:tab/><text:tab/>add $s0, $s3, $s4</text:p>
      <text:p text:style-name="P2"><text:tab/><text:tab/><text:tab/><text:tab/><text:tab/><text:tab/>j exit</text:p>
      <text:p text:style-name="P2"><text:tab/><text:tab/><text:tab/><text:tab/><text:tab/><text:tab/>label1: sub $s0, $s3, $s4</text:p>
      <text:p text:style-name="P2"><text:tab/><text:tab/><text:tab/><text:tab/><text:tab/><text:tab/>exit:</text:p>
      <text:p text:style-name="P2"/>
      <text:p text:style-name="P2"><text:tab/>Computer keeps track of memory locations with a special register,</text:p>
      <text:p text:style-name="P2"><text:tab/>otherwise known as a PC, or program counter.</text:p>
      <text:p text:style-name="P2"><text:tab/><text:tab/>pc<text:tab/>addr of <text:span text:style-name="T4">next</text:span> instruction to be executed</text:p>
      <text:p text:style-name="P2"/>
      <text:list xml:id="list699818937" text:style-name="L2">
        <text:list-item>
          <text:list>
            <text:list-item>
              <text:list>
                <text:list-item>
                  <text:p text:style-name="P3">fetch</text:p>
                </text:list-item>
              </text:list>
            </text:list-item>
          </text:list>
        </text:list-item>
      </text:list>
      <text:p text:style-name="P2"><text:tab/><text:tab/>a. consult the PC</text:p>
      <text:p text:style-name="P2"><text:tab/><text:tab/>b. bump the PC</text:p>
      <text:p text:style-name="P2"><text:tab/><text:tab/><text:tab/>(C(PC) = C(PC) + 4</text:p>
      <text:p text:style-name="P2"><text:tab/><text:tab/>c. pick up the instruction</text:p>
      <text:p text:style-name="P2"><text:tab/><text:tab/><text:tab/>C(IR) = (C(C(PC)))</text:p>
      <text:list xml:id="list1740045455" text:style-name="L3">
        <text:list-item>
          <text:list>
            <text:list-item>
              <text:list>
                <text:list-item>
                  <text:p text:style-name="P4">decode</text:p>
                </text:list-item>
              </text:list>
            </text:list-item>
          </text:list>
        </text:list-item>
      </text:list>
      <text:p text:style-name="P2"/>
      <text:p text:style-name="P2">C = Contents</text:p>
      <text:p text:style-name="P2">PC = Program Counter</text:p>
      <text:p text:style-name="P2">IR = Instruction register</text:p>
      <text:p text:style-name="P2"><text:s/></text:p>
      <text:p text:style-name="P2">How to branch???<text:tab/><text:tab/>Next time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100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06T09:31:40</meta:creation-date>
    <dc:date>2011-10-06T10:43:41</dc:date>
    <dc:creator>Braden Licastro</dc:creator>
    <meta:editing-duration>PT01H12M17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2" meta:paragraph-count="75" meta:word-count="340" meta:character-count="1854"/>
  </office:meta>
</office:document-meta>
</file>